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svg:stroke-opacity="100%" draw:textarea-horizontal-align="justify" draw:textarea-vertical-align="middle" draw:auto-grow-height="false" fo:min-height="2.74cm" fo:min-width="2.49cm" fo:padding-top="0.151cm" fo:padding-bottom="0.151cm" fo:padding-left="0.276cm" fo:padding-right="0.276cm" draw:shadow="hidden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2.2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598cm" fo:min-width="2.248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measurelines" svg:width="4.3cm" svg:height="4.3cm" svg:x="11.2cm" svg:y="14.1cm">
            <text:p text:style-name="P1"><text:span text:style-name="T1">name: </text:span></text:p>
            <text:p text:style-name="P1"><text:span text:style-name="T1">Roman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measurelines" svg:width="2.8cm" svg:height="0.9cm" svg:x="14cm" svg:y="14.1cm">
            <text:p text:style-name="P1"><text:span text:style-name="T2">Pizz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3" draw:layer="measurelines" svg:width="4.3cm" svg:height="4.3cm" svg:x="4.7cm" svg:y="14.1cm">
            <text:p text:style-name="P3"><text:span text:style-name="T1">name:</text:span></text:p>
            <text:p text:style-name="P3"><text:span text:style-name="T1">Tonn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measurelines" svg:width="2.8cm" svg:height="0.9cm" svg:x="7.5cm" svg:y="14.1cm">
            <text:p text:style-name="P1"><text:span text:style-name="T2">Pizza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3" draw:layer="measurelines" svg:width="4.3cm" svg:height="4.3cm" svg:x="8cm" svg:y="5.6cm">
            <text:p text:style-name="P3"><text:span text:style-name="T1">name: Alice</text:span></text:p>
            <text:p text:style-name="P3"><text:span text:style-name="T1">age: 3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measurelines" svg:width="2.8cm" svg:height="0.9cm" svg:x="10.8cm" svg:y="5.6cm">
            <text:p text:style-name="P1"><text:span text:style-name="T2">Pers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4" draw:layer="measurelines" draw:type="curve" svg:x1="10.8cm" svg:y1="9.9cm" svg:x2="14cm" svg:y2="14.1cm" draw:start-shape="id1" draw:end-shape="id2" svg:d="M10800 9900c0 3151 3200 1052 3200 4200" svg:viewBox="0 0 3201 4201">
          <text:p/>
        </draw:connector>
        <draw:custom-shape draw:style-name="gr4" draw:text-style-name="P5" draw:layer="measurelines" svg:width="2.8cm" svg:height="0.9cm" svg:x="6.2cm" svg:y="10.8cm">
          <text:p text:style-name="P1"><text:span text:style-name="T2">likes</text:span></text:p>
          <text:p text:style-name="P1"><text:span text:style-name="T2">howMuch: 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measurelines" draw:type="curve" svg:x1="10.741cm" svg:y1="9.887cm" svg:x2="7.441cm" svg:y2="14.087cm" svg:d="M10741 9887c0 3150-3300 1050-3300 4200" svg:viewBox="0 0 3301 4201">
          <text:p/>
        </draw:connector>
        <draw:custom-shape draw:style-name="gr4" draw:text-style-name="P5" draw:layer="measurelines" svg:width="2.8cm" svg:height="0.9cm" svg:x="12.2cm" svg:y="10.7cm">
          <text:p text:style-name="P1"><text:span text:style-name="T2">likes</text:span></text:p>
          <text:p text:style-name="P1"><text:span text:style-name="T2">howMuch: 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54:58.327602562</meta:creation-date>
    <dc:date>2018-05-14T14:54:27.281586040</dc:date>
    <meta:editing-duration>PT3H59M27S</meta:editing-duration>
    <meta:editing-cycles>7</meta:editing-cycles>
    <meta:generator>LibreOffice/5.4.5.1$Linux_X86_64 LibreOffice_project/40m0$Build-1</meta:generator>
    <meta:document-statistic meta:object-count="13"/>
  </office:meta>
</office:document-meta>
</file>